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justify"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Text_20_body" style:list-style-name="L1">
      <style:paragraph-properties fo:text-align="justify" style:justify-single-word="false"/>
      <style:text-properties fo:language="ru" fo:country="RU"/>
    </style:style>
    <style:style style:name="P146" style:family="paragraph" style:parent-style-name="Text_20_body" style:list-style-name="L2">
      <style:paragraph-properties fo:text-align="justify" style:justify-single-word="false"/>
      <style:text-properties fo:language="ru" fo:country="RU"/>
    </style:style>
    <style:style style:name="P14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8" style:family="paragraph" style:parent-style-name="Text_20_body" style:list-style-name="L3">
      <style:text-properties fo:language="ru" fo:country="RU"/>
    </style:style>
    <style:style style:name="P149" style:family="paragraph" style:parent-style-name="Text_20_body" style:list-style-name="L3">
      <style:text-properties fo:language="ru" fo:country="RU" fo:background-color="#ffff00"/>
    </style:style>
    <style:style style:name="P15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aac8a"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a5f6"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9008d"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0c40" officeooo:paragraph-rsid="000e0c40"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9132" officeooo:paragraph-rsid="00169132"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6a5f6" officeooo:paragraph-rsid="0016a5f6" style:font-style-asian="normal" style:font-style-complex="normal"/>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loext:char-shading-value="0" style:font-style-asian="normal" style:font-style-complex="normal"/>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9pt" officeooo:rsid="000aac8a" style:font-size-asian="9pt" style:font-size-complex="9pt"/>
    </style:style>
    <style:style style:name="T94" style:family="text">
      <style:text-properties fo:font-size="9pt" officeooo:rsid="000ac9a0" style:font-size-asian="9pt" style:font-size-complex="9pt"/>
    </style:style>
    <style:style style:name="T95" style:family="text">
      <style:text-properties fo:font-size="9pt" officeooo:rsid="000e0c40" style:font-size-asian="9pt" style:font-size-complex="9pt"/>
    </style:style>
    <style:style style:name="T96" style:family="text">
      <style:text-properties fo:font-size="12pt" style:font-size-asian="12pt" style:font-size-complex="12pt"/>
    </style:style>
    <style:style style:name="T97" style:family="text">
      <style:text-properties fo:font-size="12pt" officeooo:rsid="000a819d" style:font-size-asian="12pt" style:font-size-complex="12pt"/>
    </style:style>
    <style:style style:name="T98" style:family="text">
      <style:text-properties fo:font-size="12pt" officeooo:rsid="000e0c40" style:font-size-asian="12pt" style:font-size-complex="12pt"/>
    </style:style>
    <style:style style:name="T99" style:family="text">
      <style:text-properties officeooo:rsid="000a819d"/>
    </style:style>
    <style:style style:name="T100" style:family="text">
      <style:text-properties officeooo:rsid="000cc3c3"/>
    </style:style>
    <style:style style:name="T101" style:family="text">
      <style:text-properties officeooo:rsid="00111c19"/>
    </style:style>
    <style:style style:name="T102" style:family="text">
      <style:text-properties officeooo:rsid="00130668"/>
    </style:style>
    <style:style style:name="T103" style:family="text">
      <style:text-properties officeooo:rsid="0015e804"/>
    </style:style>
    <style:style style:name="T104" style:family="text">
      <style:text-properties officeooo:rsid="00169132"/>
    </style:style>
    <style:style style:name="T105" style:family="text">
      <style:text-properties officeooo:rsid="0016a5f6"/>
    </style:style>
    <style:style style:name="T106" style:family="text">
      <style:text-properties officeooo:rsid="0019008d"/>
    </style:style>
    <style:style style:name="T107" style:family="text">
      <style:text-properties officeooo:rsid="0019f2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2940824581204760239" text:style-name="L1">
        <text:list-item>
          <text:p text:style-name="P145">Книги:</text:p>
        </text:list-item>
      </text:list>
      <text:list xml:id="list6002144204971116177" text:style-name="L2">
        <text:list-item>
          <text:p text:style-name="P146">«Великие грифоны прошлого» - из канона (5<text:span text:style-name="T12">s8e)</text:span></text:p>
        </text:list-item>
        <text:list-item>
          <text:p text:style-name="P146">«Высшие заклинания в повседневном использовании: от песчинки до дворца»</text:p>
        </text:list-item>
        <text:list-item>
          <text:p text:style-name="P147">«Малоизвестные аспекты магии трансформаций»</text:p>
        </text:list-item>
        <text:list-item>
          <text:p text:style-name="P1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6">Дасти Вейфарер «Зебрианская культура, быт и фольклор»</text:p>
        </text:list-item>
        <text:list-item>
          <text:p text:style-name="P146">«Краткая история Эквестрии»</text:p>
        </text:list-item>
        <text:list-item>
          <text:p text:style-name="P146">«Шедевры архитектуры Эквестрии» с разделом о Кантерлотском Королевском Дворце</text:p>
        </text:list-item>
        <text:list-item>
          <text:p text:style-name="P146">«Великие дела и великие чары». Страница 893: …</text:p>
        </text:list-item>
        <text:list-item>
          <text:p text:style-name="P146">«<text:span text:style-name="T68">Природа Проклятий</text:span>» - обмен</text:p>
        </text:list-item>
        <text:list-item>
          <text:p text:style-name="P146"><text:span text:style-name="T68">«Магия для Чайников»</text:span> - обмен</text:p>
        </text:list-item>
        <text:list-item>
          <text:p text:style-name="P146"><text:span text:style-name="T68">«Энциклопедия Арканум»</text:span> - обмен</text:p>
        </text:list-item>
        <text:list-item>
          <text:p text:style-name="P146">«О Гейсах» - обмен</text:p>
        </text:list-item>
        <text:list-item>
          <text:p text:style-name="P146">«<text:span text:style-name="T68">Тайны Тайных Наук</text:span>» - обмен</text:p>
        </text:list-item>
        <text:list-item>
          <text:p text:style-name="P147">«Основы Заклятий» - обмен</text:p>
        </text:list-item>
        <text:list-item>
          <text:p text:style-name="P14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471830646758368983" text:style-name="L3">
        <text:list-item>
          <text:p text:style-name="P14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9">Селестия — переменчивая пони. В одно время не строгая, а в другое может быть такой, что страшно становится</text:p>
        </text:list-item>
        <text:list-item>
          <text:p text:style-name="P148">У Селестии были такие элементы гармонии: Магия, Доброта, Смех. У Луны — Верность, Честность, Щедрость. (ксенофазия)</text:p>
        </text:list-item>
        <text:list-item>
          <text:p text:style-name="P14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8">Около 820-ти лет назад будущий маг Лайтнинг Стар поступил на обучение к наставнику Тииспоту</text:p>
        </text:list-item>
        <text:list-item>
          <text:p text:style-name="P14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8">У Селестии грива и хвост развеваются и переливаются от магического шампуня</text:p>
        </text:list-item>
        <text:list-item>
          <text:p text:style-name="P148">Тело Селестии очень крепкое — может выдержать несколько тонн земли</text:p>
        </text:list-item>
        <text:list-item>
          <text:p text:style-name="P148">Дискорд намного старше принцесс, его магия сильнее ихней на голову</text:p>
        </text:list-item>
        <text:list-item>
          <text:p text:style-name="P148">Луна младше Селестии на 3 года. Сёстрам около 5000 лет. <text:span text:style-name="T68">По другим данным, Селестии около 2500 лет (Обмен).</text:span></text:p>
        </text:list-item>
        <text:list-item>
          <text:p text:style-name="P148">Принцессы начали войну с Дискордом в возрасте, когда им было около 700 лет — и продолжалась война почти сто лет</text:p>
        </text:list-item>
        <text:list-item>
          <text:p text:style-name="P148">Самый главный враг сестёр и Дискорда — скука</text:p>
        </text:list-item>
        <text:list-item>
          <text:p text:style-name="P148">В Эквестрии на одного жеребца приходится четыре - пять кобыл</text:p>
        </text:list-item>
        <text:list-item>
          <text:p text:style-name="P14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8">Селестия в первые полторы тысячи лет путешествовала — и заварила несколько войн (две — с Эквестрией, в одной была против Луны)</text:p>
        </text:list-item>
        <text:list-item>
          <text:p text:style-name="P148">Настоящий цвет гривы Селестии — клубнично-розовая. Радужный цвет гривы и хвоста поддерживается магией</text:p>
        </text:list-item>
        <text:list-item>
          <text:p text:style-name="P148">Кроме Дискорда, старше сестёр ещё старейшина драконов</text:p>
        </text:list-item>
        <text:list-item>
          <text:p text:style-name="P148">Кэйденс не прожила и 60-ти лет и является низкорожденной</text:p>
        </text:list-item>
        <text:list-item>
          <text:p text:style-name="P14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8">Народ тихо фигел от нововведений и с ещё большим ожесточением продолжал делать по-своему</text:p>
        </text:list-item>
        <text:list-item>
          <text:p text:style-name="P14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8">Когда пони женятся, они обмениваются ножными браслетами</text:p>
        </text:list-item>
        <text:list-item>
          <text:p text:style-name="P148">Светилами, кроме сестёр, могут управлять единороги (группы), Дискорд, Твайлайт и Старсвирл</text:p>
        </text:list-item>
        <text:list-item>
          <text:p text:style-name="P148">Королева Кризалис — правительница Зелёной Долины</text:p>
        </text:list-item>
        <text:list-item>
          <text:p text:style-name="P148">Мать Луны и Селестии — аликорн Лорен. Мать Дискорда — Алиса (пони-человек)</text:p>
        </text:list-item>
        <text:list-item>
          <text:p text:style-name="P14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0"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4522317699281062034" text:style-name="L4">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35"/>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вою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text:soft-page-break/>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глядела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text:soft-page-break/>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Моей?!! Э-э-э, позвольте…<text:span text:style-name="T12">&lt;</text:span><text:span text:style-name="T25">Анон не успел увидеть подробности</text:span><text:span text:style-name="T12">&gt;</text:span></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У аликорнов слишком сильный характер. Он закалён тысячелетиями —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text:soft-page-break/>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154">Итак, для левитации необходима <text:span text:style-name="T99">предельная </text:span>концентрация на предмете. Я медленно, демонстративно медленно, охватываю своим вниманием листок <text:span text:style-name="T99">бумаги</text:span>…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text:span><text:span text:style-name="T93">Красивая такая тумбочка с рисунком луны на дверце</text:span><text:span text:style-name="T92">. Сила струится через меня и упирается во что-то большое и тяжёлое. </text:span><text:span text:style-name="T96">Всё пошло не так. Не могу уловить точку концентрации. Сила приложена к чему-то большему, чем лист </text:span><text:span text:style-name="T98">бумаги</text:span><text:span text:style-name="T96">. К чему-то неизмеримо большему. </text:span><text:span text:style-name="T92">Да хер с н</text:span><text:span text:style-name="T95">ей</text:span><text:span text:style-name="T92">, </text:span><text:span text:style-name="T93">с </text:span><text:span text:style-name="T95">бумажкой</text:span><text:span text:style-name="T93">! </text:span><text:span text:style-name="T95">Тумбочка! </text:span><text:span text:style-name="T93">П</text:span><text:span text:style-name="T92">однимаю! Блин, </text:span><text:span text:style-name="T93">она</text:span><text:span text:style-name="T92"> реально тяжёл</text:span><text:span text:style-name="T93">ая</text:span><text:span text:style-name="T92">! Но у меня получается, я чувствую это! Он</text:span><text:span text:style-name="T94">а</text:span><text:span text:style-name="T92"> поддаётся! Вот это силища! Ура! </text:span><text:span text:style-name="T96">Сила уходит бесконтрольно. Нужно </text:span><text:span text:style-name="T97">прервать</text:span><text:span text:style-name="T96"> урок. Н</text:span><text:span text:style-name="T97">ет</text:span><text:span text:style-name="T96">! </text:span><text:span text:style-name="T98">Нет! О-О-О-О-О, </text:span><text:span text:style-name="T96">НЕ-Е-Е-</text:span><text:span text:style-name="T98">Е-Е-</text:span><text:span text:style-name="T96">Т!!!</text:span></text:p>
      <text:p text:style-name="P52">…</text:p>
      <text:p text:style-name="P52">Я выбрался из-под аликорницы, безвольно лежащей на мне как медуза. <text:span text:style-name="T100">Голова кружилась, ноги подгибались, всё тело дрожало от перенапряжения. Я бросил взгляд в сторону и выругался.</text:span></text:p>
      <text:p text:style-name="P157">Тумбочка стояла на месте, не сдвинувшись ни на волос.</text:p>
      <text:p text:style-name="P157">С улицы доносились <text:span text:style-name="T101">возгласы </text:span>удивления, <text:span text:style-name="T101">страха</text:span> и <text:span text:style-name="T107">ожесточённый</text:span> спор. Я бросил взгляд в окно и выругался ещё сильнее.</text:p>
      <text:p text:style-name="P157"><text:span text:style-name="T102">По голубому небу к</text:span> <text:span text:style-name="T104">дневному светилу</text:span> <text:span text:style-name="T102">взмывала</text:span> Луна.</text:p>
      <text:p text:style-name="P158">Нельзя сказать, что это был величавый подъём: <text:span text:style-name="T103">серебрист</text:span>ый<text:span text:style-name="T103"> шар непривычно </text:span>быстро двигался по <text:span text:style-name="T103">низкой </text:span>траектории<text:span text:style-name="T103">. </text:span>Вдобавок, спутник<text:span text:style-name="T103"> вполне заметно вращался, чего раньше за ним не наблюдалось.</text:span></text:p>
      <text:p text:style-name="P159">Я бросился к постели и стал что есть силы тормошить бесчувственную аликорницу.</text:p>
      <text:p text:style-name="P155">– <text:span text:style-name="T105">Вставай! Эй, вставай, твоё высочество! Беда! Там Луна на небосводе! Бля-а-а!</text:span></text:p>
      <text:p text:style-name="P159">Аликорница что-то <text:span text:style-name="T106">невнятно говорила</text:span> себе под нос, но глаз не откры<text:span text:style-name="T106">ва</text:span>ла. Я <text:span text:style-name="T106">вслушался в её бормотание</text:span>.</text:p>
      <text:p text:style-name="P156">– <text:span text:style-name="T107">Луна… </text:span></text:p>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35"><text:soft-page-break/>&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h text:style-name="P161" text:outline-level="2"><text:span text:style-name="T12">5. </text:span>Индиго</text:h>
      <text:p text:style-name="P42"/>
      <text:p text:style-name="P42">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text:soft-page-break/>–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text:soft-page-break/>–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6">Селестия достаёт из потайной щели свиток с мыслями Селестии</text:span><text:span text:style-name="T25">`<text:tab/>`</text:span>&gt;</text:p>
      <text:p text:style-name="P52"><text:soft-page-break/>–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text:soft-page-break/></text:p>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0"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oft-page-break/><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text:soft-page-break/>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text:soft-page-break/>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text:soft-page-break/>–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text:soft-page-break/>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text:soft-page-break/>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text:soft-page-break/>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text:soft-page-break/>–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text:soft-page-break/>–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text:soft-page-break/>–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oft-page-break/><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soft-page-break/></text:p>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oft-page-break/><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oft-page-break/><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oft-page-break/><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text:soft-page-break/>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text:soft-page-break/></text:p>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text:soft-page-break/>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text:soft-page-break/>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text:soft-page-break/>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text:soft-page-break/>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text:soft-page-break/>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oft-page-break/><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text:soft-page-break/>–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text:soft-page-break/>–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text:soft-page-break/>–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oft-page-break/><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text:soft-page-break/>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text:soft-page-break/>–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text:soft-page-break/>–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text:soft-page-break/>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text:soft-page-break/></text:p>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oft-page-break/><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text:soft-page-break/></text:p>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text:soft-page-break/>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text:soft-page-break/>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oft-page-break/><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text:soft-page-break/>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text:soft-page-break/>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text:soft-page-break/>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text:soft-page-break/>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oft-page-break/><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2"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text:soft-page-break/></text:p>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text:soft-page-break/>–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text:soft-page-break/>–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text:soft-page-break/>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text:soft-page-break/>–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oft-page-break/><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text:soft-page-break/>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4"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text:soft-page-break/></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4"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oft-page-break/><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text:soft-page-break/></text:p>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text:soft-page-break/>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text:soft-page-break/>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text:soft-page-break/>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text:soft-page-break/>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60"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text:soft-page-break/>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oft-page-break/><text:span text:style-name="T12">– …</text:span>собственно, на дольше у меня не хватит магии…</text:p>
      <text:p text:style-name="P120"/>
      <text:p text:style-name="P120">Мы летели навстречу закату.</text:p>
      <text:p text:style-name="P120"/>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oft-page-break/><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text:soft-page-break/>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oft-page-break/><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text:soft-page-break/></text:p>
      <text:p text:style-name="P108">Анакорн аж подпрыгнул на месте от восторга и стал мне аплодировать.</text:p>
      <text:p text:style-name="P108"/>
      <text:p text:style-name="P108"><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text:soft-page-break/>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text:soft-page-break/></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text:soft-page-break/>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09T19:44:20.117461497</dc:date>
    <meta:editing-duration>P124DT23H21M55S</meta:editing-duration>
    <meta:editing-cycles>7570</meta:editing-cycles>
    <meta:generator>LibreOffice/5.1.6.2$Linux_X86_64 LibreOffice_project/10m0$Build-2</meta:generator>
    <meta:document-statistic meta:table-count="0" meta:image-count="0" meta:object-count="0" meta:page-count="192" meta:paragraph-count="4144" meta:word-count="84663" meta:character-count="561852" meta:non-whitespace-character-count="477315"/>
  </office:meta>
</office:document-meta>
</file>